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370000002E33E9EF41.png"/>
  <manifest:file-entry manifest:media-type="image/png" manifest:full-path="Pictures/100000000000002B00000034AFD31B7E.png"/>
  <manifest:file-entry manifest:media-type="image/png" manifest:full-path="Pictures/10000000000000300000003339CD92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Helvetica, sans-serif"/>
    <style:font-face style:name="Lato" svg:font-family="Lato, 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979cm" style:rel-column-width="3771*"/>
    </style:style>
    <style:style style:name="表1.B" style:family="table-column">
      <style:table-column-properties style:column-width="16.034cm" style:rel-column-width="61764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.013cm" fo:margin-left="0cm" fo:margin-right="-0.012cm" table:align="margins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6.034cm" style:rel-column-width="6176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6.034cm" style:rel-column-width="61764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6.034cm" style:rel-column-width="61764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6.034cm" style:rel-column-width="61764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8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1" style:family="paragraph" style:parent-style-name="Standard">
      <style:text-properties fo:background-color="#99ffc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size="15pt" fo:background-color="#00ff66" style:font-size-asian="15pt" style:font-size-complex="15pt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16" style:family="paragraph" style:parent-style-name="Standard" style:list-style-name="L1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language-asian="ja" style:country-asian="JP"/>
    </style:style>
    <style:style style:name="P17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8" style:family="paragraph" style:parent-style-name="Standard" style:list-style-name="L3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9" style:family="paragraph" style:parent-style-name="Standard" style:list-style-name="L3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2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1" style:family="paragraph" style:parent-style-name="Standard">
      <style:text-properties fo:background-color="#99ffcc"/>
    </style:style>
    <style:style style:name="P22" style:family="paragraph" style:parent-style-name="Table_20_Contents">
      <style:text-properties fo:font-size="15pt" fo:background-color="#00ff66" style:font-size-asian="15pt" style:font-size-complex="15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ext_20_body" style:list-style-name="L2"/>
    <style:style style:name="P25" style:family="paragraph" style:parent-style-name="Text_20_body">
      <style:text-properties fo:font-size="15pt" style:font-size-asian="15pt" style:font-size-complex="15pt"/>
    </style:style>
    <style:style style:name="P26" style:family="paragraph" style:parent-style-name="Text_20_body" style:list-style-name="L2">
      <style:text-properties fo:font-size="15pt" style:font-size-asian="15pt" style:font-size-complex="15p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text-properties fo:font-size="16pt" style:font-size-asian="16pt" style:font-size-complex="16p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language-asian="ja" style:country-asian="JP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cc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8" style:family="text">
      <style:text-properties fo:font-size="15pt" fo:background-color="#00ff66" style:font-size-asian="15pt" style:font-size-complex="15pt"/>
    </style:style>
    <style:style style:name="T9" style:family="text">
      <style:text-properties fo:font-size="15pt" fo:background-color="#ffff99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background-color="#ffff00"/>
    </style:style>
    <style:style style:name="T12" style:family="text">
      <style:text-properties fo:font-size="16pt"/>
    </style:style>
    <style:style style:name="T13" style:family="text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/>
      <text:p text:style-name="P9"/>
      <text:p text:style-name="P2">------------------------------------------------------------</text:p>
      <text:p text:style-name="P3"><text:span text:style-name="T1">[20190811_101032]</text:span><text:line-break/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2">1</text:p>
          </table:table-cell>
          <table:table-cell table:style-name="表1.B1" office:value-type="string">
            <text:p text:style-name="Table_20_Contents"><text:span text:style-name="T8">Предполагается</text:span><text:span text:style-name="T9">]supposed </text:span><text:span text:style-name="T8">, что такая стратегия помогает</text:span><text:span text:style-name="T9">]help </text:span><text:span text:style-name="T8"><text:s/>бороться</text:span><text:span text:style-name="T9">]combat </text:span><text:span text:style-name="T8"><text:s/>с глобальным] потеплением, а также загрязнением окружающей среды.</text:span></text:p>
          </table:table-cell>
        </table:table-row>
        <table:table-row>
          <table:table-cell table:style-name="表1.A2" office:value-type="float" office:value="2">
            <text:p text:style-name="P12">2</text:p>
          </table:table-cell>
          <table:table-cell table:style-name="表1.B2" office:value-type="string">
            <text:p text:style-name="P13">AAA</text:p>
          </table:table-cell>
        </table:table-row>
        <table:table-row>
          <table:table-cell table:style-name="表1.A2" office:value-type="float" office:value="3">
            <text:p text:style-name="P12">3</text:p>
          </table:table-cell>
          <table:table-cell table:style-name="表1.B2" office:value-type="string">
            <text:p text:style-name="P13">AAA</text:p>
          </table:table-cell>
        </table:table-row>
      </table:table>
      <text:p text:style-name="Text_20_body"/>
      <text:p text:style-name="P4">[next] “Мин Ма и его коллеги”</text:p>
      <text:p text:style-name="Text_20_body"/>
      <text:p text:style-name="Standard"><text:bookmark text:name="docs-internal-guid-041e5d98-7fff-46c9-9eb5-54c65ed3a54e1"/><text:span text:style-name="T4">/ XXX]</text:span> </text:p>
      <text:p text:style-name="Text_20_body"/>
      <text:p text:style-name="P8"/>
      <text:p text:style-name="P9"/>
      <text:p text:style-name="P2">------------------------------------------------------------</text:p>
      <text:p text:style-name="P3"><text:span text:style-name="T5">[20190818_122818]</text:span><text:line-break/>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12">1</text:p>
          </table:table-cell>
          <table:table-cell table:style-name="表3.B1" office:value-type="string">
            <text:p text:style-name="P13">Мин Ма и его коллеги исследовали<text:span text:style-name="T11">]investigated</text:span> процессы, которые происходят<text:span text:style-name="T11">]Occur</text:span> на наноуровне<text:span text:style-name="T11">]nanolevel</text:span>,</text:p>
          </table:table-cell>
        </table:table-row>
        <table:table-row>
          <table:table-cell table:style-name="表3.A2" office:value-type="float" office:value="2">
            <text:p text:style-name="P12">2</text:p>
          </table:table-cell>
          <table:table-cell table:style-name="表3.B2" office:value-type="string">
            <text:p text:style-name="P13"><text:s/>когда в процессе электровосстановления<text:span text:style-name="T11">]electrical restoration</text:span> CO2 участвуют<text:span text:style-name="T11">]Participate</text:span> различные<text:span text:style-name="T11">]Different</text:span> металлы.</text:p>
          </table:table-cell>
        </table:table-row>
        <table:table-row>
          <table:table-cell table:style-name="表3.A2" office:value-type="float" office:value="3">
            <text:p text:style-name="P12">3</text:p>
          </table:table-cell>
          <table:table-cell table:style-name="表3.B2" office:value-type="string">
            <text:p text:style-name="P13"><text:s/>Например, использование<text:span text:style-name="T11">]Use</text:span> медных<text:span text:style-name="T11">]Copper</text:span> нанопроволок<text:span text:style-name="T11">]nanowire</text:span> приводит<text:span text:style-name="T11">]Leads</text:span> к получению<text:span text:style-name="T11">]Getting </text:span><text:s/>углеводородов<text:span text:style-name="T11">]Hydrocarbons</text:span>, </text:p>
          </table:table-cell>
        </table:table-row>
      </table:table>
      <text:p text:style-name="Text_20_body"/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2">1</text:p>
          </table:table-cell>
          <table:table-cell table:style-name="表4.B1" office:value-type="string">
            <text:p text:style-name="P13">а нанопористое<text:span text:style-name="T11">]nanoporous</text:span> серебро<text:span text:style-name="T11">]Silver</text:span> помогает<text:span text:style-name="T11">]Helps</text:span> получать<text:span text:style-name="T11">]Receive</text:span> монооксид<text:span text:style-name="T11">]monoxide</text:span> углерода<text:span text:style-name="T11">]Carbon</text:span> (CO).</text:p>
          </table:table-cell>
        </table:table-row>
        <table:table-row>
          <table:table-cell table:style-name="表4.A2" office:value-type="float" office:value="2">
            <text:p text:style-name="P12">2</text:p>
          </table:table-cell>
          <table:table-cell table:style-name="表4.B2" office:value-type="string">
            <text:p text:style-name="P13">Самое<text:span text:style-name="T11">]Most</text:span> важное<text:span text:style-name="T11">]Important</text:span>: этот процесс можно контролировать<text:span text:style-name="T11">]Control</text:span> и регулировать<text:span text:style-name="T11">]Adjust</text:span>,</text:p>
          </table:table-cell>
        </table:table-row>
        <table:table-row>
          <table:table-cell table:style-name="表4.A2" office:value-type="float" office:value="3">
            <text:p text:style-name="P12">3</text:p>
          </table:table-cell>
          <table:table-cell table:style-name="表4.B2" office:value-type="string">
            <text:p text:style-name="P13">изменяя<text:span text:style-name="T11">]Changing</text:span> длину<text:span text:style-name="T11">]Length</text:span> нанопроволок<text:span text:style-name="T11">]nanowire</text:span> и <text:soft-page-break/>электрический потенциал<text:span text:style-name="T11">]Potential</text:span>.</text:p>
          </table:table-cell>
        </table:table-row>
      </table:table>
      <text:p text:style-name="P5"/>
      <text:p text:style-name="P5">[next] “Таким образом ”</text:p>
      <text:p text:style-name="Text_20_body"/>
      <text:p text:style-name="Standard"><text:bookmark text:name="docs-internal-guid-041e5d98-7fff-46c9-9eb5-54c65ed3a54e2"/><text:span text:style-name="T4">/ XXX]</text:span> </text:p>
      <text:p text:style-name="P6"/>
      <text:p text:style-name="P8"/>
      <text:p text:style-name="P2">------------------------------------------------------------</text:p>
      <text:p text:style-name="P3"><text:span text:style-name="T5">[20190818_231826]</text:span><text:line-break/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2">1</text:p>
          </table:table-cell>
          <table:table-cell table:style-name="表5.B1" office:value-type="string">
            <text:p text:style-name="P13">Таким о'бразом<text:span text:style-name="T11">]Way</text:span> можно производи'ть<text:span text:style-name="T11">]Produce</text:span> любой<text:span text:style-name="T11">]Any</text:span> продукт на основе<text:span text:style-name="T11">]Basis</text:span> углерода или его комбинаций с другими<text:span text:style-name="T11">]Other</text:span> веществами<text:span text:style-name="T11">]Substances</text:span> в любом желаемом<text:span text:style-name="T11">]Desired</text:span> соотношении<text:span text:style-name="T11">]Ratio</text:span>.</text:p>
          </table:table-cell>
        </table:table-row>
        <table:table-row>
          <table:table-cell table:style-name="表5.A2" office:value-type="float" office:value="2">
            <text:p text:style-name="P12">2</text:p>
          </table:table-cell>
          <table:table-cell table:style-name="表5.B2" office:value-type="string">
            <text:p text:style-name="P13">Кстати<text:span text:style-name="T11">]By the way</text:span>, если<text:span text:style-name="T11">]If</text:span> использовать<text:span text:style-name="T11">]Use</text:span> в этом процессе металлические<text:span text:style-name="T11">]Metal</text:span> сплавы<text:span text:style-name="T11">]Alloys</text:span>, можно доби'ться<text:span text:style-name="T11">]Achieve</text:span> любопы'тных<text:span text:style-name="T11">]Curious</text:span> резу'льтатов<text:span text:style-name="T11">]Results</text:span>. </text:p>
          </table:table-cell>
        </table:table-row>
        <table:table-row>
          <table:table-cell table:style-name="表5.A2" office:value-type="float" office:value="3">
            <text:p text:style-name="P12">3</text:p>
          </table:table-cell>
          <table:table-cell table:style-name="表5.B2" office:value-type="string">
            <text:p text:style-name="P13">Например, при<text:span text:style-name="T11">]When</text:span> смеси<text:span text:style-name="T11">]Mixture</text:span> пла'тины<text:span text:style-name="T11">]Platinum</text:span> (которая явля'ется<text:span text:style-name="T11">]Is</text:span> катализа'тором<text:span text:style-name="T11">]Catalyst</text:span> горения<text:span text:style-name="T11">]Burning</text:span> водоро'да<text:span text:style-name="T11">]Hydrogen</text:span>) и зо'лота<text:span text:style-name="T11">]Gold</text:span> (которое дикту'ет<text:span text:style-name="T11">]Dictates</text:span> образова'ние<text:span text:style-name="T11">]formation</text:span> СО) можно в относи'тельно<text:span text:style-name="T11">]Relatively</text:span> больших коли'чествах<text:span text:style-name="T11">]Quantities</text:span> получать<text:span text:style-name="T11">]Receive</text:span> муравьи'ную<text:span text:style-name="T11">]ant</text:span> кислоту<text:span text:style-name="T11">]Acid</text:span> (HCOOH).</text:p>
          </table:table-cell>
        </table:table-row>
      </table:table>
      <text:p text:style-name="Text_20_body"/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2">1</text:p>
          </table:table-cell>
          <table:table-cell table:style-name="表6.B1" office:value-type="string">
            <text:p text:style-name="P13">Последняя<text:span text:style-name="T11">]Last</text:span> может на'йти<text:span text:style-name="T11">]To find</text:span> применение<text:span text:style-name="T11">]Application</text:span> в топли'вных<text:span text:style-name="T11">]Fuel</text:span> элеме'нтах].</text:p>
          </table:table-cell>
        </table:table-row>
      </table:table>
      <text:p text:style-name="P5"/>
      <text:p text:style-name="P5">[next] “Команда планирует”</text:p>
      <text:p text:style-name="Text_20_body"/>
      <text:p text:style-name="Standard"><text:span text:style-name="T4">[/ </text:span><text:span text:style-name="T5">20190818_233711</text:span><text:span text:style-name="T4">]</text:span> </text:p>
      <text:p text:style-name="P6"/>
      <text:p text:style-name="P8"/>
      <text:p text:style-name="P2">------------------------------------------------------------</text:p>
      <text:p text:style-name="P3"><text:span text:style-name="T5">[20190821_175628]</text:span><text:line-break/></text:p>
      <table:table table:name="表7" table:style-name="表7">
        <table:table-column table:style-name="表7.A"/>
        <table:table-column table:style-name="表7.B"/>
        <text:soft-page-break/>
        <table:table-row>
          <table:table-cell table:style-name="表7.A1" office:value-type="float" office:value="1">
            <text:p text:style-name="P12">1</text:p>
          </table:table-cell>
          <table:table-cell table:style-name="表7.B1" office:value-type="string">
            <text:p text:style-name="P13">Команда<text:span text:style-name="T11">]Team</text:span> планирует<text:span text:style-name="T11">]Plans</text:span> продолжить<text:span text:style-name="T11">]Continue</text:span> свою<text:span text:style-name="T11">]Your</text:span> работу, в частности<text:span text:style-name="T11">]In particular,</text:span>, учёные займутся<text:span text:style-name="T11">]get on with it.</text:span> улучшением<text:span text:style-name="T11">]Improvement</text:span> своих технологий<text:span text:style-name="T11">]Technologies</text:span>. </text:p>
          </table:table-cell>
        </table:table-row>
        <table:table-row>
          <table:table-cell table:style-name="表7.A2" office:value-type="float" office:value="2">
            <text:p text:style-name="P12">2</text:p>
          </table:table-cell>
          <table:table-cell table:style-name="表7.B2" office:value-type="string">
            <text:p text:style-name="P13">Они хотят сделать<text:span text:style-name="T11">]To be done</text:span> процессы более<text:span text:style-name="T11">]More</text:span> избирательными<text:span text:style-name="T11">]Election</text:span> и точными<text:span text:style-name="T11">]Accurate</text:span>, а также разработать<text:span text:style-name="T11">]Develop</text:span> способы их масштаби'рования<text:span text:style-name="T11">]Scale</text:span>.</text:p>
          </table:table-cell>
        </table:table-row>
        <table:table-row>
          <table:table-cell table:style-name="表7.A2" office:value-type="float" office:value="3">
            <text:p text:style-name="P12">3</text:p>
          </table:table-cell>
          <table:table-cell table:style-name="表7.B2" office:value-type="string">
            <text:p text:style-name="P13">Тем<text:span text:style-name="T11">]The</text:span> вре'менем<text:span text:style-name="T11">]Time</text:span> экологи продолжают борьбу<text:span text:style-name="T11">]Fight</text:span> с выбросами<text:span text:style-name="T11">]Emissions</text:span> CO2.</text:p>
          </table:table-cell>
        </table:table-row>
        <table:table-row>
          <table:table-cell table:style-name="表7.A2">
            <text:p text:style-name="P12"/>
          </table:table-cell>
          <table:table-cell table:style-name="表7.B2" office:value-type="string">
            <text:p text:style-name="P13">Например, в Исландии парниковые<text:span text:style-name="T11">]Greenhouse</text:span> газы "упаковывают<text:span text:style-name="T11">]Pack</text:span>" под землёй<text:span text:style-name="T11">]Earth</text:span>,</text:p>
          </table:table-cell>
        </table:table-row>
        <table:table-row>
          <table:table-cell table:style-name="表7.A2">
            <text:p text:style-name="P12"/>
          </table:table-cell>
          <table:table-cell table:style-name="表7.B2" office:value-type="string">
            <text:p text:style-name="P13"><text:s/>а в Шве'йцарии<text:span text:style-name="T11">]Switzerland</text:span> создали<text:span text:style-name="T11">]Created</text:span> установку<text:span text:style-name="T11">]Installation</text:span>, которая "поедает<text:span text:style-name="T11">]Eats</text:span>" углекислый газ.</text:p>
          </table:table-cell>
        </table:table-row>
      </table:table>
      <text:p text:style-name="Text_20_body"/>
      <text:p text:style-name="P5">[next] <text:a xlink:type="simple" xlink:href="https://ru.wikipedia.org/wiki/Улавливание_и_хранение_углерода" text:style-name="Internet_20_link" text:visited-style-name="Visited_20_Internet_20_Link">https://ru.wikipedia.org/wiki/Улавливание_и_хранение_углерода</text:a></text:p>
      <text:p text:style-name="P5">(or, <text:a xlink:type="simple" xlink:href="https://www.sciencetimes.co.kr/?news=인공광합성-시대가-온다" text:style-name="Internet_20_link" text:visited-style-name="Visited_20_Internet_20_Link">https://www.sciencetimes.co.kr/?news=인공광합성-시대가-온다</text:a>)</text:p>
      <text:p text:style-name="Text_20_body"/>
      <text:p text:style-name="Standard"><text:span text:style-name="T4">[/ 20190821_181055]</text:span> </text:p>
      <text:p text:style-name="P6"/>
      <text:p text:style-name="P8"/>
      <text:p text:style-name="P2">------------------------------------------------------------</text:p>
      <text:p text:style-name="P3"><text:span text:style-name="T5">[20190828_152658]</text:span><text:line-break/><text:a xlink:type="simple" xlink:href="https://ru.wikipedia.org/wiki/Улавливание_и_хранение_углерода" text:style-name="Internet_20_link" text:visited-style-name="Visited_20_Internet_20_Link"><text:span text:style-name="T10">https://ru.wikipedia.org/wiki/Улавливание_и_хранение_углерода</text:span></text:a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12">1</text:p>
          </table:table-cell>
          <table:table-cell table:style-name="表8.B1" office:value-type="string">
            <text:p text:style-name="P13">Улавливание<text:span text:style-name="T11">]Capture</text:span> и хранение<text:span text:style-name="T11">]Storage</text:span> углерода (англ. сarbon capture and storage, CCS) — процесс, включающий<text:span text:style-name="T11">]Includes</text:span> отделение<text:span text:style-name="T11">]Department</text:span> СО2 от промышленных<text:span text:style-name="T11">]Industrial</text:span> и энергетических источников<text:span text:style-name="T11">]Sources</text:span>, транспортиро'вку] к месту храненГлавнойия и долгосрочную<text:span text:style-name="T11">]Long term</text:span> изоляцию<text:span text:style-name="T11">]Isolation</text:span> от атмосферы[1].</text:p>
          </table:table-cell>
        </table:table-row>
        <table:table-row>
          <table:table-cell table:style-name="表8.A2" office:value-type="float" office:value="2">
            <text:p text:style-name="P12">2</text:p>
          </table:table-cell>
          <table:table-cell table:style-name="表8.B2" office:value-type="string">
            <text:p text:style-name="P13">Главной<text:span text:style-name="T11">]Main</text:span> целью<text:span text:style-name="T11">]purpose</text:span> улавливания и хранение углерода является<text:span text:style-name="T11">]Is</text:span> борьба<text:span text:style-name="T11">]Fight</text:span> с глобальным потеплением<text:span text:style-name="T11">]Warming</text:span>, а также загрязнением<text:span text:style-name="T11">]Pollution</text:span> окружающей<text:span text:style-name="T11">]Surrounding</text:span> среды<text:span text:style-name="T11">]Environment</text:span>. </text:p>
          </table:table-cell>
        </table:table-row>
        <table:table-row>
          <table:table-cell table:style-name="表8.A2" office:value-type="float" office:value="3">
            <text:p text:style-name="P12">3</text:p>
          </table:table-cell>
          <table:table-cell table:style-name="表8.B2" office:value-type="string">
            <text:p text:style-name="P13">В сентя'бре] 2016 года концентрация СО2 в атмосфере необрати'мо<text:span text:style-name="T11">]Irreversibly</text:span> превы'сила<text:span text:style-name="T11">]Exceeded</text:span> значе'ние<text:span text:style-name="T11">]Value</text:span> в 400 ppm[2] и продолжа'ет<text:span text:style-name="T11">]Continues</text:span> увели'чиваться<text:span text:style-name="T11">]Increase</text:span>. </text:p>
          </table:table-cell>
        </table:table-row>
        <table:table-row>
          <table:table-cell table:style-name="表8.A2" office:value-type="float" office:value="4">
            <text:p text:style-name="P12">4</text:p>
          </table:table-cell>
          <table:table-cell table:style-name="表8.B2" office:value-type="string">
            <text:p text:style-name="P13">Последний<text:span text:style-name="T11">]Last</text:span> раз такая концентрация CO2 была 600 тыс. лет <text:soft-page-break/>на'зад<text:span text:style-name="T11">]Back</text:span> вероятно<text:span text:style-name="T11">]Probably</text:span> в результа'те] сильной<text:span text:style-name="T11">]Strong</text:span> вулкани'ческой деяте'льности<text:span text:style-name="T11">]Activities</text:span>.</text:p>
          </table:table-cell>
        </table:table-row>
      </table:table>
      <text:p text:style-name="Text_20_body"/>
      <text:p text:style-name="P5">[next] “XXX”</text:p>
      <text:p text:style-name="P6"/>
      <text:p text:style-name="P9"><text:span text:style-name="T12">[/ 20190828_154615]</text:span> </text:p>
      <text:p text:style-name="P9"/>
      <text:p text:style-name="P8"/>
      <text:p text:style-name="P2">------------------------------------------------------------</text:p>
      <text:p text:style-name="P3"><text:span text:style-name="T5">[20190829_125717]</text:span><text:line-break/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2">1</text:p>
          </table:table-cell>
          <table:table-cell table:style-name="表9.B1" office:value-type="string">
            <text:p text:style-name="P13">Проекты хранения<text:span text:style-name="T11">]Storage</text:span></text:p>
            <text:p text:style-name="P13">В США<text:span text:style-name="T11">]United States</text:span> на 2009 года разрабатывалось<text:span text:style-name="T11">]developed</text:span> три проекта<text:span text:style-name="T11">]Project</text:span> улавливания<text:span text:style-name="T11">]Capture</text:span> и захоронения<text:span text:style-name="T11">]Burial</text:span> углекислого газа. В двух проектах предлагалась<text:span text:style-name="T11">]offered</text:span> закачка<text:span text:style-name="T11">]Download</text:span> газа в нефтяные<text:span text:style-name="T11">]Oil</text:span> скважины<text:span text:style-name="T11">]Well</text:span> (газовый третичный<text:span text:style-name="T11">]Tertiary</text:span> метод нефтедобычи<text:span text:style-name="T11">]Oil</text:span>), еще<text:span text:style-name="T11">]still</text:span> в одно'м<text:span text:style-name="T11">]One</text:span> - закачка газа в подземные хранилища<text:span text:style-name="T11">]Storage</text:span>, подгото'вленные<text:span text:style-name="T11">]Prepared</text:span> в соляных<text:span text:style-name="T11">]Salt</text:span> куполах<text:span text:style-name="T11">]Domes</text:span>[3].</text:p>
          </table:table-cell>
        </table:table-row>
        <table:table-row>
          <table:table-cell table:style-name="表9.A2" office:value-type="float" office:value="2">
            <text:p text:style-name="P12">2</text:p>
          </table:table-cell>
          <table:table-cell table:style-name="表9.B2" office:value-type="string">
            <text:p text:style-name="P13"><text:span text:style-name="T11">[</text:span>В рамках<text:span text:style-name="T11">]As part of the</text:span> общей<text:span text:style-name="T11">]Shared</text:span> задачи<text:span text:style-name="T11">]Tasks</text:span> по противодействию<text:span text:style-name="T11">]Counter</text:span> изменению<text:span text:style-name="T11">]Change</text:span> климата, <text:span text:style-name="T11">[</text:span>с целью<text:span text:style-name="T11">]With the goal of</text:span> достижения<text:span text:style-name="T11">]Achieve</text:span> <text:span text:style-name="T11">[</text:span>цели уменьшения<text:span text:style-name="T11">]Reduction goals</text:span> <text:span text:style-name="T11">[</text:span>выбросо'в до нуля<text:span text:style-name="T11">]emissions to zero</text:span>, <text:span text:style-name="T11">[</text:span>основные производители<text:span text:style-name="T11">]major manufacturers</text:span> электроэнергии <text:span text:style-name="T11">[</text:span>в данный момент<text:span text:style-name="T11">]Right now</text:span> [изучают технологии<text:span text:style-name="T11">]studying technology</text:span>, которые [позволят достичь<text:span text:style-name="T11">]will achieve</text:span> [существенного снижения<text:span text:style-name="T11">]significant decline</text:span> доли<text:span text:style-name="T11">]Share</text:span> CO2 в [выбросах ТЭС<text:span text:style-name="T11">]выбросах ТЭС</text:span>.</text:p>
          </table:table-cell>
        </table:table-row>
        <table:table-row>
          <table:table-cell table:style-name="表9.A2" office:value-type="float" office:value="3">
            <text:p text:style-name="P12">3</text:p>
          </table:table-cell>
          <table:table-cell table:style-name="表9.B2" office:value-type="string">
            <text:p text:style-name="P13">[Одна из этих<text:span text:style-name="T11">]One of these</text:span> [потенциальных технологий<text:span text:style-name="T11">]potential technologies</text:span> [представлена гру'ппой систе'м<text:span text:style-name="T11">]represented by a group of systems</text:span> [под общим названием<text:span text:style-name="T11">]under the generic name</text:span> «УХДУ» (Улавливание и хранение двуокиси углерода). Эта технология [позволяет извлекать двуокись<text:span text:style-name="T11">]allows you to extract dioxide</text:span> углерода из [продуктов горения и<text:span text:style-name="T11">]combustion products and</text:span>, [путём серии химических реакций<text:span text:style-name="T11">]through a series of chemical reactions</text:span>, [выделять углерод и<text:span text:style-name="T11">]to emit carbon and</text:span> [делать его пригодным<text:span text:style-name="T11">]make it fit</text:span> к транспортиро'вке]. [Эти процессы гарантиру'ют<text:span text:style-name="T11">]These processes guarantee</text:span> [уменьшение уровня<text:span text:style-name="T11">]Reducing the level</text:span> CO2 в [выбросах у'гольных<text:span text:style-name="T11">]coal emissions</text:span> ТЭЦ до 90%.</text:p>
          </table:table-cell>
        </table:table-row>
        <text:soft-page-break/>
        <table:table-row>
          <table:table-cell table:style-name="表9.A2" office:value-type="float" office:value="4">
            <text:p text:style-name="P12">4</text:p>
          </table:table-cell>
          <table:table-cell table:style-name="表9.B2" office:value-type="string">
            <text:p text:style-name="P13">[Термокимик разработал<text:span text:style-name="T11">]Thermokimik developed</text:span> и [примени'л эту технологию<text:span text:style-name="T11">]applied this technology</text:span> [при строи'тельстве одной<text:span text:style-name="T11">]When building one</text:span> из[ крупнейших и наиболее технологически<text:span text:style-name="T11">]largest and most technologically</text:span> [совершенных электростанций в мире<text:span text:style-name="T11">]the world's perfect power plants</text:span>, ТЭС [компа'нии Enel в Бриндизи<text:span text:style-name="T11">]Enel in Brindisi</text:span>.</text:p>
          </table:table-cell>
        </table:table-row>
      </table:table>
      <text:p text:style-name="Text_20_body"/>
      <text:p text:style-name="Text_20_body"><text:a xlink:type="simple" xlink:href="https://duckduckgo.com/?q=Улавливание+и+хранение+углерода&amp;t=opera&amp;ia=web" text:style-name="Internet_20_link" text:visited-style-name="Visited_20_Internet_20_Link">https://duckduckgo.com/?q=Улавливание+и+хранение+углерода&amp;t=opera&amp;ia=web</text:a></text:p>
      <text:p text:style-name="Text_20_body"><text:a xlink:type="simple" xlink:href="http://alecotec.com/gazoochistka/ulavlivanie-i-hranenie-ugleroda" text:style-name="Internet_20_link" text:visited-style-name="Visited_20_Internet_20_Link"/></text:p>
      <text:p text:style-name="Text_20_body"><text:a xlink:type="simple" xlink:href="http://alecotec.com/gazoochistka/ulavlivanie-i-hranenie-ugleroda" text:style-name="Internet_20_link" text:visited-style-name="Visited_20_Internet_20_Link">http://alecotec.com/gazoochistka/ulavlivanie-i-hranenie-ugleroda</text:a></text:p>
      <text:p text:style-name="Text_20_body"/>
      <text:p text:style-name="P5">[next] “Установка, которая”</text:p>
      <text:p text:style-name="Text_20_body"/>
      <text:p text:style-name="Standard"><text:span text:style-name="T4">[/ 20190829_132911]</text:span> </text:p>
      <text:p text:style-name="P6"/>
      <text:p text:style-name="P8"/>
      <text:p text:style-name="P2">------------------------------------------------------------</text:p>
      <text:p text:style-name="P3"><text:span text:style-name="T5">[20190909_123444]</text:span><text:line-break/><text:a xlink:type="simple" xlink:href="http://alecotec.com/gazoochistka/ulavlivanie-i-hranenie-ugleroda" text:style-name="Internet_20_link" text:visited-style-name="Visited_20_Internet_20_Link"><text:span text:style-name="T10">http://alecotec.com/gazoochistka/ulavlivanie-i-hranenie-ugleroda</text:span></text:a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float" office:value="1">
            <text:p text:style-name="P12">1</text:p>
          </table:table-cell>
          <table:table-cell table:style-name="表10.B1" office:value-type="string">
            <text:p text:style-name="P13">Установка<text:span text:style-name="T11">]Installation</text:span>, которая была<text:span text:style-name="T11">]Was</text:span> разработана<text:span text:style-name="T11">]Developed</text:span> и произведена<text:span text:style-name="T11">]Made</text:span> Термокимик], установлена<text:span text:style-name="T11">]Have</text:span> на боково'м<text:span text:style-name="T11">]Side</text:span> ответвлении<text:span text:style-name="T11">]Branch</text:span> одного'<text:span text:style-name="T11">]One</text:span> из энергоблоков<text:span text:style-name="T11">]Units</text:span> на 660 мегаватт</text:p>
          </table:table-cell>
        </table:table-row>
        <table:table-row>
          <table:table-cell table:style-name="表10.A2" office:value-type="float" office:value="2">
            <text:p text:style-name="P12">2</text:p>
          </table:table-cell>
          <table:table-cell table:style-name="表10.B2" office:value-type="string">
            <text:p text:style-name="P13">Эта установка, испо'льзуя<text:span text:style-name="T11">]Using</text:span> процесс регенерации с по'мощью<text:span text:style-name="T11">]Help</text:span> химических раствори'телей<text:span text:style-name="T11">]Solvents</text:span>, позволит<text:span text:style-name="T11">]Will</text:span> очища'ть<text:span text:style-name="T11">]Clean</text:span> 12,000 Нм3/ч топо'чного<text:span text:style-name="T11">]Flue</text:span> газа, извлекая<text:span text:style-name="T11">]Extracting</text:span> до 2,25 тонн CO2 в час с эффективностью<text:span text:style-name="T11">]Efficiency</text:span> до 90%.</text:p>
          </table:table-cell>
        </table:table-row>
      </table:table>
      <text:p text:style-name="Text_20_body"><text:a xlink:type="simple" xlink:href="http://renen.ru/co2-capture-and-storage-technology-has-no-prospects/" text:style-name="Internet_20_link" text:visited-style-name="Visited_20_Internet_20_Link"/></text:p>
      <text:p text:style-name="Text_20_body"><text:a xlink:type="simple" xlink:href="http://renen.ru/co2-capture-and-storage-technology-has-no-prospects/" text:style-name="Internet_20_link" text:visited-style-name="Visited_20_Internet_20_Link"><text:span text:style-name="T10">http://renen.ru/co2-capture-and-storage-technology-has-no-prospects/</text:span></text:a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3">
            <text:p text:style-name="P12">3</text:p>
          </table:table-cell>
          <table:table-cell table:style-name="表11.B1" office:value-type="string">
            <text:p text:style-name="P13">Техноло'гия<text:span text:style-name="T11">]Technology</text:span> улавливания и хранения CO2 не име'ет<text:span text:style-name="T11">]Has</text:span> перспе'ктив<text:span text:style-name="T11">]Prospects</text:span> (?)</text:p>
          </table:table-cell>
        </table:table-row>
        <table:table-row>
          <table:table-cell table:style-name="表11.A2" office:value-type="float" office:value="4">
            <text:p text:style-name="P12">4</text:p>
          </table:table-cell>
          <table:table-cell table:style-name="表11.B2" office:value-type="string">
            <text:p text:style-name="P13">Снижение<text:span text:style-name="T11">]Reduced</text:span> выбросов<text:span text:style-name="T11">]Emissions</text:span> парниковых<text:span text:style-name="T11">]Greenhouse</text:span> газов — задача<text:span text:style-name="T11">]Task</text:span>, которая о'стро<text:span text:style-name="T11">]Acutely</text:span> стои'т<text:span text:style-name="T11">]Worth</text:span> пе'ред<text:span text:style-name="T11">]Before</text:span> челове'чеством<text:span text:style-name="T11">]Humanity</text:span>. <text:s/>Акти'вные<text:span text:style-name="T11">]Active</text:span> ша'ги<text:span text:style-name="T11">]Steps</text:span> по её реше'нию<text:span text:style-name="T11">]Decision</text:span> предпринима'ются<text:span text:style-name="T11">]Taken</text:span> с 90-х годов про'шлого<text:span text:style-name="T11">]Past</text:span> века<text:span text:style-name="T11">]Century</text:span>.</text:p>
          </table:table-cell>
        </table:table-row>
      </table:table>
      <text:p text:style-name="P5"/>
      <text:p text:style-name="P5"><text:soft-page-break/>[next] “Одной из” <text:a xlink:type="simple" xlink:href="http://renen.ru/co2-capture-and-storage-technology-has-no-prospects/" text:style-name="Internet_20_link" text:visited-style-name="Visited_20_Internet_20_Link">http://renen.ru/co2-capture-and-storage-technology-has-no-prospects/</text:a></text:p>
      <text:p text:style-name="Text_20_body"/>
      <text:p text:style-name="P11"><text:span text:style-name="T3">[/ 20190909_125511]</text:span> </text:p>
      <text:p text:style-name="P6"/>
      <text:p text:style-name="P8"/>
      <text:p text:style-name="P2">------------------------------------------------------------</text:p>
      <text:p text:style-name="P3"><text:span text:style-name="T6">[20190910_140759]</text:span><text:line-break/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2">1</text:p>
          </table:table-cell>
          <table:table-cell table:style-name="表12.B1" office:value-type="string">
            <text:p text:style-name="P13">Одной<text:span text:style-name="T11">]One</text:span> из технологий, на которую возлагались<text:span text:style-name="T11">]pinned</text:span> большие надежды<text:span text:style-name="T11">]Hope</text:span> — это так называемое<text:span text:style-name="T11">]Called</text:span> улавливание и хранение углерода (carbon capture and storage, сокращённо<text:span text:style-name="T11">]abbreviated</text:span> — CCS). </text:p>
          </table:table-cell>
        </table:table-row>
        <table:table-row>
          <table:table-cell table:style-name="表12.A2" office:value-type="float" office:value="2">
            <text:p text:style-name="P12">2</text:p>
          </table:table-cell>
          <table:table-cell table:style-name="表12.B2" office:value-type="string">
            <text:p text:style-name="P13">Дело<text:span text:style-name="T11">]Case</text:span> в том, что данная<text:span text:style-name="T11">]This</text:span> технология позволя'ет<text:span text:style-name="T11">]Allows</text:span> испо'льзовать<text:span text:style-name="T11">]Use</text:span> существу'ющую<text:span text:style-name="T11">]Existing</text:span> энергетическую инфраструктуру, а и'менно<text:span text:style-name="T11">]exactly</text:span> газовые и, в пе'рвую<text:span text:style-name="T11">]First</text:span> о'чередь<text:span text:style-name="T11">]Queue</text:span>, </text:p>
          </table:table-cell>
        </table:table-row>
        <table:table-row>
          <table:table-cell table:style-name="表12.A2" office:value-type="float" office:value="3">
            <text:p text:style-name="P12">3</text:p>
          </table:table-cell>
          <table:table-cell table:style-name="表12.B2" office:value-type="string">
            <text:p text:style-name="P13">у'гольные<text:span text:style-name="T11">]Coal</text:span> электростанции с (предположительно<text:span text:style-name="T11">]Presumably</text:span>) гора'здо<text:span text:style-name="T11">]Much</text:span> ме'ньшим<text:span text:style-name="T11">]Less</text:span> вредо'м<text:span text:style-name="T11">]Harm</text:span> для окружа'ющей<text:span text:style-name="T11">]Surrounding</text:span> среды]Environment.</text:p>
          </table:table-cell>
        </table:table-row>
        <table:table-row>
          <table:table-cell table:style-name="表12.A2" office:value-type="float" office:value="4">
            <text:p text:style-name="P12">4</text:p>
          </table:table-cell>
          <table:table-cell table:style-name="表12.B2" office:value-type="string">
            <text:p text:style-name="P13"><text:span text:style-name="T11">[</text:span>Други'ми слова'ми<text:span text:style-name="T11">]In other words</text:span>, она дарит<text:span text:style-name="T11">]Gives</text:span> надежду<text:span text:style-name="T11">]Hope</text:span>, что принципиа'льно<text:span text:style-name="T11">]Fundamentally</text:span> в структуре энергетики можно ничего<text:span text:style-name="T11">]No problem</text:span> не менять<text:span text:style-name="T11">]Change</text:span> (так всегда'<text:span text:style-name="T11">]Always</text:span> про'ще<text:span text:style-name="T11">]Easier</text:span>), </text:p>
          </table:table-cell>
        </table:table-row>
        <table:table-row>
          <table:table-cell table:style-name="表12.A2" office:value-type="float" office:value="5">
            <text:p text:style-name="P12">5</text:p>
          </table:table-cell>
          <table:table-cell table:style-name="表12.B2" office:value-type="string">
            <text:p text:style-name="P13"><text:s/>а про'сто<text:span text:style-name="T11">]Just</text:span> докупи'ть<text:span text:style-name="T11">]Buy</text:span> дополнительное<text:span text:style-name="T11">]Additional</text:span> обору'дование<text:span text:style-name="T11">]Equipment</text:span>, которое будет «ликвиди'ровать<text:span text:style-name="T11">]Eliminate</text:span>» выбросы.</text:p>
          </table:table-cell>
        </table:table-row>
      </table:table>
      <text:p text:style-name="Text_20_body"/>
      <text:p text:style-name="P5">[next] “В связи с этим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pan text:style-name="T3">[/ 20190910_143551]</text:span> </text:p>
      <text:p text:style-name="P6"/>
      <text:p text:style-name="P8"/>
      <text:p text:style-name="P2">------------------------------------------------------------</text:p>
      <text:p text:style-name="P3"><text:span text:style-name="T6">[20190920_173510]</text:span><text:line-break/><text:soft-page-break/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2">1</text:p>
          </table:table-cell>
          <table:table-cell table:style-name="表13.B1" office:value-type="string">
            <text:p text:style-name="P13">В связи<text:span text:style-name="T11">]Communication</text:span> с этим<text:span text:style-name="T11">]This</text:span> в 2007 году в ЕС был принят<text:span text:style-name="T11">]Adopted</text:span> план строи'тельства<text:span text:style-name="T11">]Construction</text:span> 12 о'пытных<text:span text:style-name="T11">]Experienced</text:span> электростанций, оснащённых<text:span text:style-name="T11">]equipped</text:span> CCS к 2015 году. </text:p>
          </table:table-cell>
        </table:table-row>
        <table:table-row>
          <table:table-cell table:style-name="表13.A2" office:value-type="float" office:value="2">
            <text:p text:style-name="P12">2</text:p>
          </table:table-cell>
          <table:table-cell table:style-name="表13.B2" office:value-type="string">
            <text:p text:style-name="P13">Одна'ко<text:span text:style-name="T11">]However</text:span>, на сегодняшний<text:span text:style-name="T11">]Today</text:span> день<text:span text:style-name="T11">]Day</text:span> по'лностью<text:span text:style-name="T11">]Fully</text:span> не реализо'ван<text:span text:style-name="T11">]Implemented</text:span> ни<text:span text:style-name="T11">]Neither</text:span> один проект, а существу'ющие<text:span text:style-name="T11">]Existing</text:span> планы и оста'вшиеся<text:span text:style-name="T11">]Remaining</text:span> текущие<text:span text:style-name="T11">]Current</text:span> проекты также под большим вопросом<text:span text:style-name="T11">]Issue</text:span></text:p>
          </table:table-cell>
        </table:table-row>
        <table:table-row>
          <table:table-cell table:style-name="表13.A2" office:value-type="float" office:value="3">
            <text:p text:style-name="P12">3</text:p>
          </table:table-cell>
          <table:table-cell table:style-name="表13.B2" office:value-type="string">
            <text:p text:style-name="P13">Почему<text:span text:style-name="T11">]Why</text:span>?</text:p>
            <text:p text:style-name="P13"/>
            <text:p text:style-name="P13">Посмотрим<text:span text:style-name="T11">]See</text:span>, что представляет<text:span text:style-name="T11">]Is</text:span> собо'й]A технология улавливания и хранения углерода.</text:p>
          </table:table-cell>
        </table:table-row>
        <table:table-row>
          <table:table-cell table:style-name="表13.A2" office:value-type="float" office:value="4">
            <text:p text:style-name="P12">4</text:p>
          </table:table-cell>
          <table:table-cell table:style-name="表13.B2" office:value-type="string">
            <text:p text:style-name="P13">Электростанция, оснащё'нная<text:span text:style-name="T11">]Equipped</text:span> системой<text:span text:style-name="T11">]System</text:span> CCS, сжигает<text:span text:style-name="T11">]Burns</text:span> углеводородное<text:span text:style-name="T11">]hydrocarbons</text:span> топливо, и с помо'щью<text:span text:style-name="T11">]Help</text:span> специального обору'дования<text:span text:style-name="T11">]Equipment</text:span> извлекает<text:span text:style-name="T11">]Retrieves</text:span> углекислый газ из выхлопных<text:span text:style-name="T11">]Exhaust</text:span> газов. </text:p>
          </table:table-cell>
        </table:table-row>
        <table:table-row>
          <table:table-cell table:style-name="表13.A2">
            <text:p text:style-name="P12"/>
          </table:table-cell>
          <table:table-cell table:style-name="表13.B2" office:value-type="string">
            <text:p text:style-name="P13">Дальше<text:span text:style-name="T11">]On</text:span>, в больши'нстве<text:span text:style-name="T11">]Most</text:span> слу'чаев<text:span text:style-name="T11">]Cases</text:span>, СО2 транспортиру'ется<text:span text:style-name="T11">]Transported</text:span> по трубопрово'дам<text:span text:style-name="T11">]Pipelines</text:span> к местам<text:span text:style-name="T11">]Places</text:span> хранения и зака'чивается<text:span text:style-name="T11">]Pumped</text:span> <text:span text:style-name="T11">[</text:span>в подзе'мные<text:span text:style-name="T11">]Into the underground</text:span> резервуа'ры<text:span text:style-name="T11">]Tanks</text:span>, например, отрабо'танные<text:span text:style-name="T11">]Waste</text:span> месторожде'ния<text:span text:style-name="T11">]Deposits</text:span> нефти или газа,</text:p>
          </table:table-cell>
        </table:table-row>
      </table:table>
      <text:p text:style-name="Text_20_body"/>
      <text:p text:style-name="P5">[next] “соленосные 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pan text:style-name="T3">[/ 20190920_175423]</text:span> </text:p>
      <text:p text:style-name="P6"/>
      <text:p text:style-name="P8"/>
      <text:p text:style-name="P9"/>
      <text:p text:style-name="P2">------------------------------------------------------------</text:p>
      <text:p text:style-name="P3"><text:span text:style-name="T6">[20190924_165801]</text:span><text:line-break/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2">1</text:p>
          </table:table-cell>
          <table:table-cell table:style-name="表14.B1" office:value-type="string">
            <text:p text:style-name="P13">солено'сные<text:span text:style-name="T11">]salted</text:span> формации<text:span text:style-name="T11">]Formation</text:span> и про'чие<text:span text:style-name="T11">]Other</text:span> подходя'щие<text:span text:style-name="T11">]Suitable</text:span> для данных целей<text:span text:style-name="T11">]Purposes</text:span> по'лости<text:span text:style-name="T11">]Cavity</text:span> под землёй<text:span text:style-name="T11">]Earth</text:span>. После<text:span text:style-name="T11">]After</text:span> того'<text:span text:style-name="T11">]That's what</text:span> как резерву'ар<text:span text:style-name="T11">]reservoir</text:span> запо'лнен<text:span text:style-name="T11">]Filled</text:span>, скважи'на<text:span text:style-name="T11">]Well</text:span> запеча'тывается<text:span text:style-name="T11">]Sealed</text:span></text:p>
          </table:table-cell>
        </table:table-row>
        <text:soft-page-break/>
        <table:table-row>
          <table:table-cell table:style-name="表14.A2" office:value-type="float" office:value="2">
            <text:p text:style-name="P12">2</text:p>
          </table:table-cell>
          <table:table-cell table:style-name="表14.B2" office:value-type="string">
            <text:p text:style-name="P13">а объект должен<text:span text:style-name="T11">]Should</text:span> контролироваться<text:span text:style-name="T11">]Controlled</text:span> «вечно<text:span text:style-name="T11">]Forever</text:span>» в це'лях<text:span text:style-name="T11">]Purposes</text:span> предотвраще'ния<text:span text:style-name="T11">]Prevent</text:span> выбросов углекислого газа.</text:p>
          </table:table-cell>
        </table:table-row>
        <table:table-row>
          <table:table-cell table:style-name="表14.A2" office:value-type="float" office:value="3">
            <text:p text:style-name="P12">3</text:p>
          </table:table-cell>
          <table:table-cell table:style-name="表14.B2" office:value-type="string">
            <text:p text:style-name="P13">AAA</text:p>
          </table:table-cell>
        </table:table-row>
        <table:table-row>
          <table:table-cell table:style-name="表14.A2" office:value-type="float" office:value="4">
            <text:p text:style-name="P12">4</text:p>
          </table:table-cell>
          <table:table-cell table:style-name="表14.B2" office:value-type="string">
            <text:p text:style-name="P13">AAA</text:p>
          </table:table-cell>
        </table:table-row>
      </table:table>
      <text:p text:style-name="Text_20_body"/>
      <text:p text:style-name="P5">[next] “В статье на портале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pan text:style-name="T3">[/ 20190924_170743]</text:span> </text:p>
      <text:p text:style-name="P6"/>
      <text:p text:style-name="P8"/>
      <text:p text:style-name="P6"/>
      <text:p text:style-name="P2">------------------------------------------------------------</text:p>
      <text:p text:style-name="P3"><text:span text:style-name="T6">[20191103_143525]</text:span><text:line-break/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2">1</text:p>
          </table:table-cell>
          <table:table-cell table:style-name="表15.B1" office:value-type="string">
            <text:p text:style-name="P13">В статье<text:span text:style-name="T11">Article</text:span> на портале:<text:span text:style-name="T11">Portal</text:span> Energypost приводится:<text:span text:style-name="T11">cited</text:span> любопытное:<text:span text:style-name="T11">Kinda</text:span> табличное:<text:span text:style-name="T11">Table</text:span> сравнение:<text:span text:style-name="T11">Comparison</text:span> экономики генерации:<text:span text:style-name="T11">Generate</text:span> разных:<text:span text:style-name="T11">Different</text:span> технологий без учёта:<text:span text:style-name="T11">Accounting</text:span> государственной поддержки:<text:span text:style-name="T11">Support</text:span> (для США). </text:p>
          </table:table-cell>
        </table:table-row>
        <table:table-row>
          <table:table-cell table:style-name="表15.A2" office:value-type="float" office:value="2">
            <text:p text:style-name="P12">2</text:p>
          </table:table-cell>
          <table:table-cell table:style-name="表15.B2" office:value-type="string">
            <text:p text:style-name="P13">Здесь:<text:span text:style-name="T11">In here</text:span> же приведена:<text:span text:style-name="T11">See</text:span> ссылка:<text:span text:style-name="T11">ссылка</text:span> на расчёты:<text:span text:style-name="T11">Calculations</text:span> и источники:<text:span text:style-name="T11">Sources</text:span> данных:<text:span text:style-name="T11">Data</text:span>. Сравниваются:<text:span text:style-name="T11">Compares</text:span> 1) угольная:<text:span text:style-name="T11">Coal</text:span> электростанция, работающая:<text:span text:style-name="T11">Working</text:span> по супер-сверхкритический:<text:span text:style-name="T11">super-critical</text:span> технологии:<text:span text:style-name="T11">Technology</text:span>,</text:p>
          </table:table-cell>
        </table:table-row>
        <table:table-row>
          <table:table-cell table:style-name="表15.A2" office:value-type="float" office:value="3">
            <text:p text:style-name="P12">3</text:p>
          </table:table-cell>
          <table:table-cell table:style-name="表15.B2" office:value-type="string">
            <text:p text:style-name="P13">2) такая же уго'[a]льная:<text:span text:style-name="T11">Coal</text:span> электростанция, оснащё'нная:<text:span text:style-name="T11">Equipped</text:span> CCS (ула'вливание:<text:span text:style-name="T11">Capture</text:span> 90% углерода), 3) материковая:<text:span text:style-name="T11">mainland</text:span> ветровая:<text:span text:style-name="T11">Wind</text:span> электростанция и 4) фотоэлектрическая солнечная:<text:span text:style-name="T11">Sun</text:span> электростанция.</text:p>
          </table:table-cell>
        </table:table-row>
        <table:table-row>
          <table:table-cell table:style-name="表15.A2" office:value-type="float" office:value="4">
            <text:p text:style-name="P12">4</text:p>
          </table:table-cell>
          <table:table-cell table:style-name="表15.B2" office:value-type="string">
            <text:p text:style-name="P13">Как мы видим:<text:span text:style-name="T11">See</text:span>, даже:<text:span text:style-name="T11">Even</text:span> обы'чная:<text:span text:style-name="T11">Usual</text:span> современная:<text:span text:style-name="T11">Modern</text:span> эффективная угольная электростанция существенно:<text:span text:style-name="T11">Significantly</text:span> прои'грывает:<text:span text:style-name="T11">Loses</text:span> на американском рынке:<text:span text:style-name="T11">Market</text:span> ветро'[a]вой:<text:span text:style-name="T11">Wind</text:span> и солнечной генерации. </text:p>
          </table:table-cell>
        </table:table-row>
      </table:table>
      <text:p text:style-name="Text_20_body"/>
      <text:p text:style-name="P5">[next] “ А уж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oft-page-break/><text:span text:style-name="T3">[/ 20191103_150053]</text:span> </text:p>
      <text:p text:style-name="P6"/>
      <text:p text:style-name="P8">@@@</text:p>
      <text:p text:style-name="P6"/>
      <text:p text:style-name="P2">------------------------------------------------------------</text:p>
      <text:p text:style-name="P3"><text:span text:style-name="T6">[XXX]</text:span><text:line-break/>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12">1</text:p>
          </table:table-cell>
          <table:table-cell table:style-name="表16.B1" office:value-type="string">
            <text:p text:style-name="P13">AAA</text:p>
          </table:table-cell>
        </table:table-row>
        <table:table-row>
          <table:table-cell table:style-name="表16.A2" office:value-type="float" office:value="2">
            <text:p text:style-name="P12">2</text:p>
          </table:table-cell>
          <table:table-cell table:style-name="表16.B2" office:value-type="string">
            <text:p text:style-name="P13">AAA</text:p>
          </table:table-cell>
        </table:table-row>
        <table:table-row>
          <table:table-cell table:style-name="表16.A2" office:value-type="float" office:value="3">
            <text:p text:style-name="P12">3</text:p>
          </table:table-cell>
          <table:table-cell table:style-name="表16.B2" office:value-type="string">
            <text:p text:style-name="P13">AAA</text:p>
          </table:table-cell>
        </table:table-row>
        <table:table-row>
          <table:table-cell table:style-name="表16.A2" office:value-type="float" office:value="4">
            <text:p text:style-name="P12">4</text:p>
          </table:table-cell>
          <table:table-cell table:style-name="表16.B2" office:value-type="string">
            <text:p text:style-name="P13">AAA</text:p>
          </table:table-cell>
        </table:table-row>
        <table:table-row>
          <table:table-cell table:style-name="表16.A2" office:value-type="float" office:value="5">
            <text:p text:style-name="P12">5</text:p>
          </table:table-cell>
          <table:table-cell table:style-name="表16.B2" office:value-type="string">
            <text:p text:style-name="P13">AAA</text:p>
          </table:table-cell>
        </table:table-row>
      </table:table>
      <text:p text:style-name="Text_20_body"/>
      <text:p text:style-name="P5">[next] “XXX” (url : XXX)</text:p>
      <text:p text:style-name="Text_20_body"/>
      <text:p text:style-name="P11"><text:span text:style-name="T3">[/ XXX]</text:span> </text:p>
      <text:p text:style-name="Text_20_body"/>
      <text:p text:style-name="Text_20_body"/>
      <text:p text:style-name="Text_20_body"/>
      <text:p text:style-name="P6"/>
      <text:p text:style-name="P6"/>
      <text:p text:style-name="Standard"><text:span text:style-name="T1">----------------------------------------- [TEMPLATE] 20190805_104416</text:span> </text:p>
      <text:p text:style-name="Standard"/>
      <text:p text:style-name="P2"><text:bookmark text:name="docs-internal-guid-a58d1be5-7fff-14a9-4299-cef0c4cc203c"/>------------------------------------------------------------</text:p>
      <text:p text:style-name="P3"><text:span text:style-name="T6">[XXX]</text:span><text:line-break/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12">1</text:p>
          </table:table-cell>
          <table:table-cell table:style-name="表2.B1" office:value-type="string">
            <text:p text:style-name="P13">AAA</text:p>
          </table:table-cell>
        </table:table-row>
        <table:table-row>
          <table:table-cell table:style-name="表2.A2" office:value-type="float" office:value="2">
            <text:p text:style-name="P12">2</text:p>
          </table:table-cell>
          <table:table-cell table:style-name="表2.B2" office:value-type="string">
            <text:p text:style-name="P13">AAA</text:p>
          </table:table-cell>
        </table:table-row>
        <table:table-row>
          <table:table-cell table:style-name="表2.A2" office:value-type="float" office:value="3">
            <text:p text:style-name="P12">3</text:p>
          </table:table-cell>
          <table:table-cell table:style-name="表2.B2" office:value-type="string">
            <text:p text:style-name="P13">AAA</text:p>
          </table:table-cell>
        </table:table-row>
        <table:table-row>
          <table:table-cell table:style-name="表2.A2" office:value-type="float" office:value="4">
            <text:p text:style-name="P12">4</text:p>
          </table:table-cell>
          <table:table-cell table:style-name="表2.B2" office:value-type="string">
            <text:p text:style-name="P13">AAA</text:p>
          </table:table-cell>
        </table:table-row>
        <table:table-row>
          <table:table-cell table:style-name="表2.A2" office:value-type="float" office:value="5">
            <text:p text:style-name="P12">5</text:p>
          </table:table-cell>
          <table:table-cell table:style-name="表2.B2" office:value-type="string">
            <text:p text:style-name="P13">AAA</text:p>
          </table:table-cell>
        </table:table-row>
      </table:table>
      <text:p text:style-name="Text_20_body"/>
      <text:p text:style-name="P5">[next] “XXX” (url : XXX)</text:p>
      <text:p text:style-name="Text_20_body"><text:soft-page-break/></text:p>
      <text:p text:style-name="P11"><text:span text:style-name="T3">[/ XXX]</text:span> </text:p>
      <text:p text:style-name="Text_20_body"/>
      <text:p text:style-name="Text_20_body"/>
      <text:p text:style-name="Text_20_body"/>
      <text:p text:style-name="Text_20_body"/>
      <text:p text:style-name="P1"><text:bookmark text:name="docs-internal-guid-18214074-7fff-64cf-75e5-2ad3f6ba7f84"/>/ ----------------------------------------- [TEMPLATE] 20190805_104416 /</text:p>
      <text:p text:style-name="Text_20_body"/>
      <text:p text:style-name="P9">---------------------------------- [STEPS : word trans] 20190818_123614</text:p>
      <text:list xml:id="list3887785850520522099" text:style-name="L1">
        <text:list-item>
          <text:p text:style-name="P15">odt</text:p>
          <text:list>
            <text:list-item>
              <text:p text:style-name="P15">@word head</text:p>
            </text:list-item>
            <text:list-item>
              <text:p text:style-name="P14"><text:span text:style-name="T1">C – S - </text:span><text:span text:style-name="T2">→ (select word)</text:span></text:p>
            </text:list-item>
            <text:list-item>
              <text:p text:style-name="P16">← (deselect tail space char)</text:p>
            </text:list-item>
            <text:list-item>
              <text:p text:style-name="P16">C – c</text:p>
            </text:list-item>
            <text:list-item>
              <text:p text:style-name="P16">→ &gt; ← (deselect, move to the tail)</text:p>
            </text:list-item>
            <text:list-item>
              <text:p text:style-name="P16">“]”</text:p>
            </text:list-item>
            <text:list-item>
              <text:p text:style-name="P16">==&gt; to trans page</text:p>
            </text:list-item>
          </text:list>
        </text:list-item>
        <text:list-item>
          <text:p text:style-name="P16">trans</text:p>
          <text:list>
            <text:list-item>
              <text:p text:style-name="P16">C – v (paste)</text:p>
            </text:list-item>
            <text:list-item>
              <text:p text:style-name="P16"><draw:frame draw:style-name="fr1" draw:name="グラフィックス1" text:anchor-type="paragraph" svg:x="3.512cm" svg:y="0.12cm" svg:width="0.852cm" svg:height="0.88cm" draw:z-index="0"><draw:image xlink:href="Pictures/10000000000000300000003339CD92AB.png" xlink:type="simple" xlink:show="embed" xlink:actuate="onLoad"/></draw:frame>click “”</text:p>
            </text:list-item>
            <text:list-item>
              <text:p text:style-name="P16"><draw:frame draw:style-name="fr1" draw:name="グラフィックス2" text:anchor-type="paragraph" svg:x="3.242cm" svg:y="0.168cm" svg:width="0.785cm" svg:height="0.836cm" draw:z-index="1"><draw:image xlink:href="Pictures/100000000000002B00000034AFD31B7E.png" xlink:type="simple" xlink:show="embed" xlink:actuate="onLoad"/></draw:frame>click </text:p>
            </text:list-item>
            <text:list-item>
              <text:p text:style-name="P16">click → box of original word</text:p>
            </text:list-item>
            <text:list-item>
              <text:p text:style-name="P16">==&gt; to odt</text:p>
            </text:list-item>
          </text:list>
        </text:list-item>
        <text:list-item>
          <text:p text:style-name="P16">odt</text:p>
          <text:list>
            <text:list-item>
              <text:p text:style-name="P16">C – v (paste)</text:p>
            </text:list-item>
            <text:list-item>
              <text:p text:style-name="P16">C – S - ← x 2 (select the trans word)</text:p>
            </text:list-item>
            <text:list-item>
              <text:p text:style-name="P16"><draw:frame draw:style-name="fr1" draw:name="グラフィックス3" text:anchor-type="paragraph" svg:x="3.591cm" svg:y="0.265cm" svg:width="0.968cm" svg:height="0.787cm" draw:z-index="2"><draw:image xlink:href="Pictures/10000000000000370000002E33E9EF41.png" xlink:type="simple" xlink:show="embed" xlink:actuate="onLoad"/></draw:frame>click </text:p>
            </text:list-item>
            <text:list-item>
              <text:p text:style-name="P16">C - → x 2 (to next word head)</text:p>
            </text:list-item>
          </text:list>
        </text:list-item>
      </text:list>
      <text:p text:style-name="P9"/>
      <text:p text:style-name="P9">/ ---------------------------------- [STEPS : word trans] 20190818_123614 /</text:p>
      <text:p text:style-name="P4"/>
      <text:p text:style-name="P10">---------------------------------- [STEPS : word trans : 2] 20191103_144728</text:p>
      <text:list xml:id="list6993257003149105984" text:style-name="L3">
        <text:list-item>
          <text:p text:style-name="P18">doc</text:p>
          <text:list>
            <text:list-item>
              <text:p text:style-name="P18">C – S - <text:span text:style-name="T13">→ &gt; S - ← (select word)</text:span></text:p>
            </text:list-item>
            <text:list-item>
              <text:p text:style-name="P18"><text:span text:style-name="T13">C – c &gt; → &gt; ← &gt; “:” (copy)</text:span></text:p>
            </text:list-item>
            <text:list-item>
              <text:p text:style-name="P18"><text:soft-page-break/><text:span text:style-name="T13">Tab x # (move to browser)</text:span></text:p>
            </text:list-item>
          </text:list>
        </text:list-item>
        <text:list-item>
          <text:p text:style-name="P18"><text:span text:style-name="T13">browser : trans</text:span></text:p>
          <text:list>
            <text:list-item>
              <text:p text:style-name="P18"><text:span text:style-name="T13">C – v (paste)</text:span></text:p>
            </text:list-item>
            <text:list-item>
              <text:p text:style-name="P18"><draw:frame draw:style-name="fr1" draw:name="グラフィックス5" text:anchor-type="paragraph" svg:x="3.859cm" svg:y="0.319cm" svg:width="0.785cm" svg:height="0.836cm" draw:z-index="4"><draw:image xlink:href="Pictures/100000000000002B00000034AFD31B7E.png" xlink:type="simple" xlink:show="embed" xlink:actuate="onLoad"/></draw:frame><draw:frame draw:style-name="fr1" draw:name="グラフィックス4" text:anchor-type="paragraph" svg:x="2.013cm" svg:y="0.252cm" svg:width="0.852cm" svg:height="0.88cm" draw:z-index="3"><draw:image xlink:href="Pictures/10000000000000300000003339CD92AB.png" xlink:type="simple" xlink:show="embed" xlink:actuate="onLoad"/></draw:frame><text:span text:style-name="T13"> <text:s text:c="6"/>&gt; <text:s text:c="9"/>(listen, copy)</text:span></text:p>
            </text:list-item>
            <text:list-item>
              <text:p text:style-name="P19">click → box of original word</text:p>
            </text:list-item>
            <text:list-item>
              <text:p text:style-name="P19">Tab x # (back to doc)</text:p>
            </text:list-item>
          </text:list>
        </text:list-item>
        <text:list-item>
          <text:p text:style-name="P19">doc</text:p>
          <text:list>
            <text:list-item>
              <text:p text:style-name="P19">C – v (paste)</text:p>
            </text:list-item>
            <text:list-item>
              <text:p text:style-name="P19">C – S - ← (select trans word)</text:p>
            </text:list-item>
            <text:list-item>
              <text:p text:style-name="P19"><draw:frame draw:style-name="fr1" draw:name="グラフィックス6" text:anchor-type="paragraph" svg:x="2.625cm" svg:y="0.376cm" svg:width="0.968cm" svg:height="0.787cm" draw:z-index="5"><draw:image xlink:href="Pictures/10000000000000370000002E33E9EF41.png" xlink:type="simple" xlink:show="embed" xlink:actuate="onLoad"/></draw:frame> <text:s text:c="3"/></text:p>
            </text:list-item>
            <text:list-item>
              <text:p text:style-name="P19">→ x # (move to the head of the next word)</text:p>
            </text:list-item>
          </text:list>
        </text:list-item>
      </text:list>
      <text:p text:style-name="P10"/>
      <text:p text:style-name="P10">/ ------------------------------ [STEPS : word trans : 2] 20191103_144728 /</text:p>
      <text:p text:style-name="P4"/>
      <text:p text:style-name="P10">------------------------------------------------- [docs] 20190828_154502</text:p>
      <text:list xml:id="list750275445504640029" text:style-name="L2">
        <text:list-item>
          <text:p text:style-name="P24"><text:a xlink:type="simple" xlink:href="https://duckduckgo.com/?q=Улавливание+и+хранение+углерода&amp;t=opera&amp;ia=web" text:style-name="Internet_20_link" text:visited-style-name="Visited_20_Internet_20_Link"><text:span text:style-name="T10">https://duckduckgo.com/?q=Улавливание+и+хранение+углерода&amp;t=opera&amp;ia=web</text:span></text:a></text:p>
        </text:list-item>
        <text:list-item>
          <text:p text:style-name="P26"/>
        </text:list-item>
      </text:list>
      <text:p text:style-name="P4">/ <text:span text:style-name="T7">------------------------------------------------- [docs] 20190828_154502 /</text:span></text:p>
      <text:p text:style-name="P7"/>
      <text:p text:style-name="P1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Helvetica, sans-serif"/>
    <style:font-face style:name="Lato" svg:font-family="Lato, 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1T10:07:03.72</meta:creation-date>
    <dc:date>2019-11-03T15:01:29.28</dc:date>
    <dc:creator>iwabuchi ken</dc:creator>
    <meta:editing-duration>PT6H12M21S</meta:editing-duration>
    <meta:editing-cycles>28</meta:editing-cycles>
    <meta:generator>OpenOffice/4.1.3$Win32 OpenOffice.org_project/413m1$Build-9783</meta:generator>
    <meta:document-statistic meta:table-count="16" meta:image-count="6" meta:object-count="0" meta:page-count="11" meta:paragraph-count="215" meta:word-count="1269" meta:character-count="12597"/>
  </office:meta>
</office:document-meta>
</file>